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4.51pt"/>
    </style:style>
    <style:style style:name="co2" style:family="table-column">
      <style:table-column-properties fo:break-before="auto" style:column-width="270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UR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अत्तरिया</text:p>
          </table:table-cell>
          <table:table-cell table:style-name="ce2" office:value-type="string" calcext:value-type="string">
            <text:p><text:a xlink:href="http://www.attariyamun.gov.np/ne" xlink:type="simple">http://www.attariy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अनन्तेश्वर</text:p>
          </table:table-cell>
          <table:table-cell table:style-name="ce2" office:value-type="string" calcext:value-type="string">
            <text:p><text:a xlink:href="http://anantalingeshwormun.gov.np/ne" xlink:type="simple">http://anantalingeshwo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अपी</text:p>
          </table:table-cell>
          <table:table-cell table:style-name="ce2" office:value-type="string" calcext:value-type="string">
            <text:p><text:a xlink:href="http://apimun.gov.np/ne" xlink:type="simple">http://ap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अमरगढी</text:p>
          </table:table-cell>
          <table:table-cell table:style-name="ce2" office:value-type="string" calcext:value-type="string">
            <text:p><text:a xlink:href="http://amargadhimun.gov.np/?language=ne" xlink:type="simple">http://amargadhi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आँबुखैरेनी</text:p>
          </table:table-cell>
          <table:table-cell table:style-name="ce2" office:value-type="string" calcext:value-type="string">
            <text:p><text:a xlink:href="http://anbukhairenimun.gov.np/ne" xlink:type="simple">http://anbukhaire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इटहरी</text:p>
          </table:table-cell>
          <table:table-cell table:style-name="ce2" office:value-type="string" calcext:value-type="string">
            <text:p><text:a xlink:href="http://itaharimun.gov.np/ne" xlink:type="simple">http://itah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इनरुवा</text:p>
          </table:table-cell>
          <table:table-cell table:style-name="ce2" office:value-type="string" calcext:value-type="string">
            <text:p><text:a xlink:href="http://itaharimun.gov.np/ne" xlink:type="simple">http://itah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ईलाम</text:p>
          </table:table-cell>
          <table:table-cell table:style-name="ce2" office:value-type="string" calcext:value-type="string">
            <text:p><text:a xlink:href="http://ilammun.gov.np/ne" xlink:type="simple">http://ilam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ईश्वरपूर</text:p>
          </table:table-cell>
          <table:table-cell table:style-name="ce2" office:value-type="string" calcext:value-type="string">
            <text:p><text:a xlink:href="http://www.ishworpurmun.gov.np/ne" xlink:type="simple">http://www.ishwor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उर्लाबारी</text:p>
          </table:table-cell>
          <table:table-cell table:style-name="ce2" office:value-type="string" calcext:value-type="string">
            <text:p><text:a xlink:href="http://www.urlabarimun.gov.np/ne" xlink:type="simple">http://www.urlab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टारी</text:p>
          </table:table-cell>
          <table:table-cell table:style-name="ce2" office:value-type="string" calcext:value-type="string">
            <text:p><text:a xlink:href="http://www.kataarimun.gov.np/ne" xlink:type="simple">http://www.kata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न्काई</text:p>
          </table:table-cell>
          <table:table-cell table:style-name="ce2" office:value-type="string" calcext:value-type="string">
            <text:p><text:a xlink:href="http://www.kankaimun.gov.np/ne" xlink:type="simple">http://www.kank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न्चनरुप</text:p>
          </table:table-cell>
          <table:table-cell table:style-name="ce2" office:value-type="string" calcext:value-type="string">
            <text:p><text:a xlink:href="http://www.kanchanrupmun.gov.np/ne" xlink:type="simple">http://www.kanchanrup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पिलवस्तु</text:p>
          </table:table-cell>
          <table:table-cell table:style-name="ce2" office:value-type="string" calcext:value-type="string">
            <text:p><text:a xlink:href="http://kapilvastumun.gov.np/?language=ne" xlink:type="simple">http://kapilvastu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मलबजार</text:p>
          </table:table-cell>
          <table:table-cell table:style-name="ce2" office:value-type="string" calcext:value-type="string">
            <text:p><text:a xlink:href="http://kamalbazarmun.gov.np/ne" xlink:type="simple">http://kamalbaz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मलामाई</text:p>
          </table:table-cell>
          <table:table-cell table:style-name="ce2" office:value-type="string" calcext:value-type="string">
            <text:p><text:a xlink:href="http://kamalamaimun.gov.np" xlink:type="simple">http://kamalamaimun.gov.np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रापुटार</text:p>
          </table:table-cell>
          <table:table-cell table:style-name="ce2" office:value-type="string" calcext:value-type="string">
            <text:p><text:a xlink:href="http://karaputarmun.gov.np/ne" xlink:type="simple">http://karaput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लैया</text:p>
          </table:table-cell>
          <table:table-cell table:style-name="ce2" office:value-type="string" calcext:value-type="string">
            <text:p><text:a xlink:href="http://kalaiyamun.gov.np" xlink:type="simple">http://kalaiyamun.gov.np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गेश्वरीमनोहरा</text:p>
          </table:table-cell>
          <table:table-cell table:style-name="ce2" office:value-type="string" calcext:value-type="string">
            <text:p><text:a xlink:href="http://www.kageshworimanoharamun.gov.np/ne" xlink:type="simple">http://www.kageshworimanohar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ठमाडौँ</text:p>
          </table:table-cell>
          <table:table-cell table:style-name="ce2" office:value-type="string" calcext:value-type="string">
            <text:p><text:a xlink:href="http://kathmandumun.gov.np" xlink:type="simple">http://kathmandumun.gov.np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र्यविनायक</text:p>
          </table:table-cell>
          <table:table-cell table:style-name="ce2" office:value-type="string" calcext:value-type="string">
            <text:p><text:a xlink:href="http://www.karyabinayakmun.gov.np/ne" xlink:type="simple">http://www.karyabinayak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लिका</text:p>
          </table:table-cell>
          <table:table-cell table:style-name="ce2" office:value-type="string" calcext:value-type="string">
            <text:p><text:a xlink:href="http://kalikamun.gov.np/ne" xlink:type="simple">http://kalik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वासोती</text:p>
          </table:table-cell>
          <table:table-cell table:style-name="ce2" office:value-type="string" calcext:value-type="string">
            <text:p><text:a xlink:href="http://www.kawasotimun.gov.np/ne" xlink:type="simple">http://www.kawasot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शिखंड</text:p>
          </table:table-cell>
          <table:table-cell table:style-name="ce2" office:value-type="string" calcext:value-type="string">
            <text:p><text:a xlink:href="http://www.kashikhandmun.gov.np/ne" xlink:type="simple">http://www.kashikhand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ुश्मा</text:p>
          </table:table-cell>
          <table:table-cell table:style-name="ce2" office:value-type="string" calcext:value-type="string">
            <text:p><text:a xlink:href="http://www.kushmamun.gov.np/ne" xlink:type="simple">http://www.kushm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ृष्णनगर</text:p>
          </table:table-cell>
          <table:table-cell table:style-name="ce2" office:value-type="string" calcext:value-type="string">
            <text:p><text:a xlink:href="http://www.krishnanagarmun.gov.np/ne" xlink:type="simple">http://www.krishnanag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ृष्णपुर</text:p>
          </table:table-cell>
          <table:table-cell table:style-name="ce2" office:value-type="string" calcext:value-type="string">
            <text:p><text:a xlink:href="http://krishnapurmun.gov.np/ne" xlink:type="simple">http://krishna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ोल्हाबी</text:p>
          </table:table-cell>
          <table:table-cell table:style-name="ce2" office:value-type="string" calcext:value-type="string">
            <text:p><text:a xlink:href="http://www.kolhabimun.gov.np/ne" xlink:type="simple">http://www.kolhab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ोशी हरैचा</text:p>
          </table:table-cell>
          <table:table-cell table:style-name="ce2" office:value-type="string" calcext:value-type="string">
            <text:p><text:a xlink:href="http://www.koshiharaichamun.gov.np/ne" xlink:type="simple">http://www.koshiharaic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ोहलपुर</text:p>
          </table:table-cell>
          <table:table-cell table:style-name="ce2" office:value-type="string" calcext:value-type="string">
            <text:p><text:a xlink:href="http://www.kohalpurmun.gov.np/ne" xlink:type="simple">http://www.kohal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खादँवारी</text:p>
          </table:table-cell>
          <table:table-cell table:style-name="ce2" office:value-type="string" calcext:value-type="string">
            <text:p><text:a xlink:href="http://khandbarimun.gov.np/" xlink:type="simple">http://khandbari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खैरहनी</text:p>
          </table:table-cell>
          <table:table-cell table:style-name="ce2" office:value-type="string" calcext:value-type="string">
            <text:p><text:a xlink:href="http://www.khairhanimun.gov.np/ne" xlink:type="simple">http://www.khairha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रुडा</text:p>
          </table:table-cell>
          <table:table-cell table:style-name="ce2" office:value-type="string" calcext:value-type="string">
            <text:p><text:a xlink:href="http://www.garudamun.gov.np/ne" xlink:type="simple">http://www.garud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ुलरिया</text:p>
          </table:table-cell>
          <table:table-cell table:style-name="ce2" office:value-type="string" calcext:value-type="string">
            <text:p><text:a xlink:href="http://gulariyamun.gov.np/?language=ne" xlink:type="simple">http://gulariya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ैडाकोट</text:p>
          </table:table-cell>
          <table:table-cell table:style-name="ce2" office:value-type="string" calcext:value-type="string">
            <text:p><text:a xlink:href="http://www.gaindakotmun.gov.np/ne" xlink:type="simple">http://www.gaindako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ोकर्णेश्वर</text:p>
          </table:table-cell>
          <table:table-cell table:style-name="ce2" office:value-type="string" calcext:value-type="string">
            <text:p><text:a xlink:href="http://www.gokarneshwormun.gov.np/ne" xlink:type="simple">http://www.gokarneshwo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ोदावरी</text:p>
          </table:table-cell>
          <table:table-cell table:style-name="ce2" office:value-type="string" calcext:value-type="string">
            <text:p><text:a xlink:href="http://www.godawarimun.gov.np/ne" xlink:type="simple">http://www.godaw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ोरखा</text:p>
          </table:table-cell>
          <table:table-cell table:style-name="ce2" office:value-type="string" calcext:value-type="string">
            <text:p><text:a xlink:href="http://gorkhamun.gov.np" xlink:type="simple">http://gorkhamun.gov.np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ोलबजार</text:p>
          </table:table-cell>
          <table:table-cell table:style-name="ce2" office:value-type="string" calcext:value-type="string">
            <text:p><text:a xlink:href="http://www.golbazarmun.gov.np/ne" xlink:type="simple">http://www.golbaz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ौर</text:p>
          </table:table-cell>
          <table:table-cell table:style-name="ce2" office:value-type="string" calcext:value-type="string">
            <text:p><text:a xlink:href="http://gaurmun.gov.np/?language=ne" xlink:type="simple">http://gaur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ौरादह</text:p>
          </table:table-cell>
          <table:table-cell table:style-name="ce2" office:value-type="string" calcext:value-type="string">
            <text:p><text:a xlink:href="http://gauradahamun.gov.np/ne" xlink:type="simple">http://gaurada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ौशाला</text:p>
          </table:table-cell>
          <table:table-cell table:style-name="ce2" office:value-type="string" calcext:value-type="string">
            <text:p><text:a xlink:href="http://www.gaushalamun.gov.np/ne" xlink:type="simple">http://www.gaushal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ढ़िमाई</text:p>
          </table:table-cell>
          <table:table-cell table:style-name="ce2" office:value-type="string" calcext:value-type="string">
            <text:p><text:a xlink:href="http://www.gadhimaimun.gov.np/ne" xlink:type="simple">http://www.gadhim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घोडाघोडी</text:p>
          </table:table-cell>
          <table:table-cell table:style-name="ce2" office:value-type="string" calcext:value-type="string">
            <text:p><text:a xlink:href="http://www.ghodaghodimun.gov.np/ne" xlink:type="simple">http://www.ghodagho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घोराही</text:p>
          </table:table-cell>
          <table:table-cell table:style-name="ce2" office:value-type="string" calcext:value-type="string">
            <text:p><text:a xlink:href="http://ghorahimun.gov.np/" xlink:type="simple">http://ghorahi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ंद्रपुर</text:p>
          </table:table-cell>
          <table:table-cell table:style-name="ce2" office:value-type="string" calcext:value-type="string">
            <text:p><text:a xlink:href="http://www.chandrapurmun.gov.np/ne" xlink:type="simple">http://www.chandra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न्द्रागिरी</text:p>
          </table:table-cell>
          <table:table-cell table:style-name="ce2" office:value-type="string" calcext:value-type="string">
            <text:p><text:a xlink:href="http://www.chandragirimun.gov.np/ne" xlink:type="simple">http://www.chandragi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रनाथ</text:p>
          </table:table-cell>
          <table:table-cell table:style-name="ce2" office:value-type="string" calcext:value-type="string">
            <text:p><text:a xlink:href="http://www.charnathmun.gov.np/ne" xlink:type="simple">http://www.charnath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ाँगुनारायण</text:p>
          </table:table-cell>
          <table:table-cell table:style-name="ce2" office:value-type="string" calcext:value-type="string">
            <text:p><text:a xlink:href="http://www.changunarayanmun.gov.np/ne" xlink:type="simple">http://www.changunaray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ापाकोट</text:p>
          </table:table-cell>
          <table:table-cell table:style-name="ce2" office:value-type="string" calcext:value-type="string">
            <text:p><text:a xlink:href="http://www.chapakotmun.gov.np/" xlink:type="simple">http://www.chapakot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ित्रवन</text:p>
          </table:table-cell>
          <table:table-cell table:style-name="ce2" office:value-type="string" calcext:value-type="string">
            <text:p><text:a xlink:href="http://www.chitrawanmun.gov.np/ne" xlink:type="simple">http://www.chitraw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ैनपुर</text:p>
          </table:table-cell>
          <table:table-cell table:style-name="ce2" office:value-type="string" calcext:value-type="string">
            <text:p><text:a xlink:href="http://www.chainpurmun.gov.np/ne" xlink:type="simple">http://www.chain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ौतारा</text:p>
          </table:table-cell>
          <table:table-cell table:style-name="ce2" office:value-type="string" calcext:value-type="string">
            <text:p><text:a xlink:href="http://www.chautaramun.gov.np/ne" xlink:type="simple">http://www.chautar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ौरजहारी</text:p>
          </table:table-cell>
          <table:table-cell table:style-name="ce2" office:value-type="string" calcext:value-type="string">
            <text:p><text:a xlink:href="http://chaurjaharimun.gov.np/ne" xlink:type="simple">http://chaurjah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जनकपुर</text:p>
          </table:table-cell>
          <table:table-cell table:style-name="ce2" office:value-type="string" calcext:value-type="string">
            <text:p><text:a xlink:href="http://janakpurmun.gov.np/" xlink:type="simple">http://janakpu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जयपृथ्वी</text:p>
          </table:table-cell>
          <table:table-cell table:style-name="ce2" office:value-type="string" calcext:value-type="string">
            <text:p><text:a xlink:href="http://www.jayaprithvimun.gov.np/ne" xlink:type="simple">http://www.jayaprithv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जलेश्वर</text:p>
          </table:table-cell>
          <table:table-cell table:style-name="ce2" office:value-type="string" calcext:value-type="string">
            <text:p><text:a xlink:href="http://jaleshwarmun.gov.np/" xlink:type="simple">http://jaleshwa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जिरी</text:p>
          </table:table-cell>
          <table:table-cell table:style-name="ce2" office:value-type="string" calcext:value-type="string">
            <text:p><text:a xlink:href="http://www.jirimun.gov.np/ne" xlink:type="simple">http://www.ji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झलारीपिपलाडी</text:p>
          </table:table-cell>
          <table:table-cell table:style-name="ce2" office:value-type="string" calcext:value-type="string">
            <text:p><text:a xlink:href="http://www.jhalaripipaladimun.gov.np/ne" xlink:type="simple">http://www.jhalaripipala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टीकापुर</text:p>
          </table:table-cell>
          <table:table-cell table:style-name="ce2" office:value-type="string" calcext:value-type="string">
            <text:p><text:a xlink:href="http://tikapurmun.gov.np/?language=ne" xlink:type="simple">http://tikapur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टोखा</text:p>
          </table:table-cell>
          <table:table-cell table:style-name="ce2" office:value-type="string" calcext:value-type="string">
            <text:p><text:a xlink:href="http://www.tokhamun.gov.np/" xlink:type="simple">http://www.tokha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ानसेन</text:p>
          </table:table-cell>
          <table:table-cell table:style-name="ce2" office:value-type="string" calcext:value-type="string">
            <text:p><text:a xlink:href="http://tansenmun.gov.np/?language=ne" xlink:type="simple">http://tansen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ाप्लेजुङ</text:p>
          </table:table-cell>
          <table:table-cell table:style-name="ce2" office:value-type="string" calcext:value-type="string">
            <text:p><text:a xlink:href="http://www.taplejungmun.gov.np/ne" xlink:type="simple">http://www.taplejung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ारकेश्वर</text:p>
          </table:table-cell>
          <table:table-cell table:style-name="ce2" office:value-type="string" calcext:value-type="string">
            <text:p><text:a xlink:href="http://www.tarakeshwormun.gov.np/ne" xlink:type="simple">http://www.tarakeshwo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िलोत्तमा</text:p>
          </table:table-cell>
          <table:table-cell table:style-name="ce2" office:value-type="string" calcext:value-type="string">
            <text:p><text:a xlink:href="http://www.tilottamamun.gov.np/ne" xlink:type="simple">http://www.tilottam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ुलसीपुर</text:p>
          </table:table-cell>
          <table:table-cell table:style-name="ce2" office:value-type="string" calcext:value-type="string">
            <text:p><text:a xlink:href="http://tulsipurmun.gov.np/" xlink:type="simple">http://tulsipu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्रिपुर</text:p>
          </table:table-cell>
          <table:table-cell table:style-name="ce2" office:value-type="string" calcext:value-type="string">
            <text:p><text:a xlink:href="http://www.tripurmun.gov.np/ne" xlink:type="simple">http://www.tri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्रियुगा</text:p>
          </table:table-cell>
          <table:table-cell table:style-name="ce2" office:value-type="string" calcext:value-type="string">
            <text:p><text:a xlink:href="http://triyugamun.gov.np/ne" xlink:type="simple">http://triyug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थाहा</text:p>
          </table:table-cell>
          <table:table-cell table:style-name="ce2" office:value-type="string" calcext:value-type="string">
            <text:p><text:a xlink:href="http://www.thahamun.gov.np/ne" xlink:type="simple">http://www.tha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क्षिणकाली</text:p>
          </table:table-cell>
          <table:table-cell table:style-name="ce2" office:value-type="string" calcext:value-type="string">
            <text:p><text:a xlink:href="http://www.daxinkalimun.gov.np/ne" xlink:type="simple">http://www.daxinkal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मक</text:p>
          </table:table-cell>
          <table:table-cell table:style-name="ce2" office:value-type="string" calcext:value-type="string">
            <text:p><text:a xlink:href="http://damakmun.gov.np/ne" xlink:type="simple">http://damak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शरथचन्द</text:p>
          </table:table-cell>
          <table:table-cell table:style-name="ce2" office:value-type="string" calcext:value-type="string">
            <text:p><text:a xlink:href="http://dasharathchandmun.gov.np/ne" xlink:type="simple">http://dasharathchand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िक्तेल</text:p>
          </table:table-cell>
          <table:table-cell table:style-name="ce2" office:value-type="string" calcext:value-type="string">
            <text:p><text:a xlink:href="http://www.diktelmun.gov.np/ne" xlink:type="simple">http://www.diktel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िपायल सिलगढी</text:p>
          </table:table-cell>
          <table:table-cell table:style-name="ce2" office:value-type="string" calcext:value-type="string">
            <text:p><text:a xlink:href="http://dipayalsilgadhimun.gov.np/" xlink:type="simple">http://dipayalsilgadhi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ुधकुण्ड</text:p>
          </table:table-cell>
          <table:table-cell table:style-name="ce2" office:value-type="string" calcext:value-type="string">
            <text:p><text:a xlink:href="http://www.dudhkundamun.gov.np/ne" xlink:type="simple">http://www.dudhkund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ुधौली</text:p>
          </table:table-cell>
          <table:table-cell table:style-name="ce2" office:value-type="string" calcext:value-type="string">
            <text:p><text:a xlink:href="http://www.dudhaulimun.gov.np/ne" xlink:type="simple">http://www.dudhaul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ुल्लु</text:p>
          </table:table-cell>
          <table:table-cell table:style-name="ce2" office:value-type="string" calcext:value-type="string">
            <text:p><text:a xlink:href="http://www.dullumun.gov.np/ne" xlink:type="simple">http://www.dullu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ुहवी भलुवा</text:p>
          </table:table-cell>
          <table:table-cell table:style-name="ce2" office:value-type="string" calcext:value-type="string">
            <text:p><text:a xlink:href="http://www.duhabibhaluwamun.gov.np/ne" xlink:type="simple">http://www.duhabibhaluw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ेउमाई</text:p>
          </table:table-cell>
          <table:table-cell table:style-name="ce2" office:value-type="string" calcext:value-type="string">
            <text:p><text:a xlink:href="http://www.deumaimun.gov.np/ne" xlink:type="simple">http://www.deum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ेवचुली</text:p>
          </table:table-cell>
          <table:table-cell table:style-name="ce2" office:value-type="string" calcext:value-type="string">
            <text:p><text:a xlink:href="http://www.devchulimun.gov.np/ne" xlink:type="simple">http://www.devchul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ेवदह</text:p>
          </table:table-cell>
          <table:table-cell table:style-name="ce2" office:value-type="string" calcext:value-type="string">
            <text:p><text:a xlink:href="http://www.devdahamun.gov.np/ne" xlink:type="simple">http://www.devda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ोधराचादनी</text:p>
          </table:table-cell>
          <table:table-cell table:style-name="ce2" office:value-type="string" calcext:value-type="string">
            <text:p><text:a xlink:href="http://www.dodharachadanimun.gov.np/ne" xlink:type="simple">http://www.dodharachada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धनकुटा</text:p>
          </table:table-cell>
          <table:table-cell table:style-name="ce2" office:value-type="string" calcext:value-type="string">
            <text:p><text:a xlink:href="http://dhankutamun.gov.np/ne" xlink:type="simple">http://dhankut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धनगढी</text:p>
          </table:table-cell>
          <table:table-cell table:style-name="ce2" office:value-type="string" calcext:value-type="string">
            <text:p><text:a xlink:href="http://dhangadhimun.gov.np/?language=ne" xlink:type="simple">http://dhangadhi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धनगढीमाई</text:p>
          </table:table-cell>
          <table:table-cell table:style-name="ce2" office:value-type="string" calcext:value-type="string">
            <text:p><text:a xlink:href="http://dhangadhimaimun.gov.np/ne" xlink:type="simple">http://dhangadhim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धनुषाधाम</text:p>
          </table:table-cell>
          <table:table-cell table:style-name="ce2" office:value-type="string" calcext:value-type="string">
            <text:p><text:a xlink:href="http://www.dhanushadhammun.gov.np/ne" xlink:type="simple">http://www.dhanushadham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धरान</text:p>
          </table:table-cell>
          <table:table-cell table:style-name="ce2" office:value-type="string" calcext:value-type="string">
            <text:p><text:a xlink:href="http://dharan.gov.np/ne" xlink:type="simple">http://dhara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ागार्जुन</text:p>
          </table:table-cell>
          <table:table-cell table:style-name="ce2" office:value-type="string" calcext:value-type="string">
            <text:p><text:a xlink:href="http://www.nagarjunmun.gov.np/ne" xlink:type="simple">http://www.nagarju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ारायण</text:p>
          </table:table-cell>
          <table:table-cell table:style-name="ce2" office:value-type="string" calcext:value-type="string">
            <text:p><text:a xlink:href="http://narayanmun.gov.np/" xlink:type="simple">http://narayan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ारायणी</text:p>
          </table:table-cell>
          <table:table-cell table:style-name="ce2" office:value-type="string" calcext:value-type="string">
            <text:p><text:a xlink:href="http://www.narayanimun.gov.np/ne" xlink:type="simple">http://www.naraya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िजगड</text:p>
          </table:table-cell>
          <table:table-cell table:style-name="ce2" office:value-type="string" calcext:value-type="string">
            <text:p><text:a xlink:href="http://www.nijgadhmun.gov.np/ne" xlink:type="simple">http://www.nijgadh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िलकण्ठ</text:p>
          </table:table-cell>
          <table:table-cell table:style-name="ce2" office:value-type="string" calcext:value-type="string">
            <text:p><text:a xlink:href="http://www.nilkanthamun.gov.np/ne" xlink:type="simple">http://www.nilkant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ेपालगन्ज</text:p>
          </table:table-cell>
          <table:table-cell table:style-name="ce2" office:value-type="string" calcext:value-type="string">
            <text:p><text:a xlink:href="http://nepalgunjmun.gov.np/?language=ne" xlink:type="simple">http://nepalgunj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थरी शनिश्चरे</text:p>
          </table:table-cell>
          <table:table-cell table:style-name="ce2" office:value-type="string" calcext:value-type="string">
            <text:p><text:a xlink:href="http://www.patharishanishcharemun.gov.np/ne" xlink:type="simple">http://www.patharishanishchare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रशुराम</text:p>
          </table:table-cell>
          <table:table-cell table:style-name="ce2" office:value-type="string" calcext:value-type="string">
            <text:p><text:a xlink:href="http://www.parasurammun.gov.np/ne" xlink:type="simple">http://www.parasuram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ाँचखाल</text:p>
          </table:table-cell>
          <table:table-cell table:style-name="ce2" office:value-type="string" calcext:value-type="string">
            <text:p><text:a xlink:href="http://www.panchkhalmun.gov.np/ne" xlink:type="simple">http://www.panchkhal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ाख्रिबास</text:p>
          </table:table-cell>
          <table:table-cell table:style-name="ce2" office:value-type="string" calcext:value-type="string">
            <text:p><text:a xlink:href="http://www.pakhribasmun.gov.np/ne" xlink:type="simple">http://www.pakhribas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ाटन</text:p>
          </table:table-cell>
          <table:table-cell table:style-name="ce2" office:value-type="string" calcext:value-type="string">
            <text:p><text:a xlink:href="http://www.patanmun.gov.np/ne" xlink:type="simple">http://www.pat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ालुम्टार</text:p>
          </table:table-cell>
          <table:table-cell table:style-name="ce1" office:value-type="string" calcext:value-type="string">
            <text:p>http://www.palungtarmun.gov./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ुतलीबजार</text:p>
          </table:table-cell>
          <table:table-cell table:style-name="ce2" office:value-type="string" calcext:value-type="string">
            <text:p><text:a xlink:href="http://putalibazarmun.gov.np/" xlink:type="simple">http://putalibaza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ुनर्बास</text:p>
          </table:table-cell>
          <table:table-cell table:style-name="ce2" office:value-type="string" calcext:value-type="string">
            <text:p><text:a xlink:href="http://www.punarbasmun.gov.np/ne" xlink:type="simple">http://www.punarbas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ोखरा</text:p>
          </table:table-cell>
          <table:table-cell table:style-name="ce2" office:value-type="string" calcext:value-type="string">
            <text:p><text:a xlink:href="http://pokharamun.gov.np/?language=ne" xlink:type="simple">http://pokhara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ोखरिया</text:p>
          </table:table-cell>
          <table:table-cell table:style-name="ce2" office:value-type="string" calcext:value-type="string">
            <text:p><text:a xlink:href="http://www.pokhariyamun.gov.np/ne" xlink:type="simple">http://www.pokhariy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्युठान</text:p>
          </table:table-cell>
          <table:table-cell table:style-name="ce2" office:value-type="string" calcext:value-type="string">
            <text:p><text:a xlink:href="http://www.pyuthanmun.gov.np/ne" xlink:type="simple">http://www.pyuth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फिदिम</text:p>
          </table:table-cell>
          <table:table-cell table:style-name="ce2" office:value-type="string" calcext:value-type="string">
            <text:p><text:a xlink:href="http://www.phidimmun.gov.np/ne" xlink:type="simple">http://www.phidim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ज्रबाराही</text:p>
          </table:table-cell>
          <table:table-cell table:style-name="ce2" office:value-type="string" calcext:value-type="string">
            <text:p><text:a xlink:href="http://bajrabarahimun.gov.np/ne" xlink:type="simple">http://bajrabarah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ढीमालिका</text:p>
          </table:table-cell>
          <table:table-cell table:style-name="ce2" office:value-type="string" calcext:value-type="string">
            <text:p><text:a xlink:href="http://www.badimalikamun.gov.np/ne" xlink:type="simple">http://www.badimalik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न्दीपुर</text:p>
          </table:table-cell>
          <table:table-cell table:style-name="ce2" office:value-type="string" calcext:value-type="string">
            <text:p><text:a xlink:href="http://www.bandipurmun.gov.np/ne" xlink:type="simple">http://www.bandi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बई</text:p>
          </table:table-cell>
          <table:table-cell table:style-name="ce2" office:value-type="string" calcext:value-type="string">
            <text:p><text:a xlink:href="http://babaimun.gov.np/ne" xlink:type="simple">http://bab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रहथवा</text:p>
          </table:table-cell>
          <table:table-cell table:style-name="ce2" office:value-type="string" calcext:value-type="string">
            <text:p><text:a xlink:href="http://barhathwamun.gov.np/ne" xlink:type="simple">http://barhathw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र्दघाट</text:p>
          </table:table-cell>
          <table:table-cell table:style-name="ce2" office:value-type="string" calcext:value-type="string">
            <text:p><text:a xlink:href="http://www.bardghatmun.gov.np/ne" xlink:type="simple">http://www.bardgha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र्दिबास</text:p>
          </table:table-cell>
          <table:table-cell table:style-name="ce2" office:value-type="string" calcext:value-type="string">
            <text:p><text:a xlink:href="http://www.bardibasmun.gov.np/ne" xlink:type="simple">http://www.bardibas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ाँसगढी</text:p>
          </table:table-cell>
          <table:table-cell table:style-name="ce2" office:value-type="string" calcext:value-type="string">
            <text:p><text:a xlink:href="http://www.bansgadhimun.gov.np/ne" xlink:type="simple">http://www.bansgadh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ागचौर</text:p>
          </table:table-cell>
          <table:table-cell table:style-name="ce2" office:value-type="string" calcext:value-type="string">
            <text:p><text:a xlink:href="http://bagchaurmun.gov.np/ne" xlink:type="simple">http://bagcha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ाग्लुङ</text:p>
          </table:table-cell>
          <table:table-cell table:style-name="ce2" office:value-type="string" calcext:value-type="string">
            <text:p><text:a xlink:href="http://baglungmun.gov.np/?language=ne" xlink:type="simple">http://baglung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ाणगङ्गा</text:p>
          </table:table-cell>
          <table:table-cell table:style-name="ce2" office:value-type="string" calcext:value-type="string">
            <text:p><text:a xlink:href="http://www.bangangamun.gov.np/ne" xlink:type="simple">http://www.bangang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िदुर</text:p>
          </table:table-cell>
          <table:table-cell table:style-name="ce2" office:value-type="string" calcext:value-type="string">
            <text:p><text:a xlink:href="http://bidurmun.gov.np/ne" xlink:type="simple">http://bid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िर्तामोड</text:p>
          </table:table-cell>
          <table:table-cell table:style-name="ce2" office:value-type="string" calcext:value-type="string">
            <text:p><text:a xlink:href="http://www.birtamodmun.gov.np/ne" xlink:type="simple">http://www.birtamod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ुटवल</text:p>
          </table:table-cell>
          <table:table-cell table:style-name="ce2" office:value-type="string" calcext:value-type="string">
            <text:p><text:a xlink:href="http://butwalmun.gov.np/?language=ne" xlink:type="simple">http://butwal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ुढानिलकण्ठ</text:p>
          </table:table-cell>
          <table:table-cell table:style-name="ce2" office:value-type="string" calcext:value-type="string">
            <text:p><text:a xlink:href="http://www.budhanilkanthamun.gov.np/ne" xlink:type="simple">http://www.budhanilkant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ुद्धबाटिका</text:p>
          </table:table-cell>
          <table:table-cell table:style-name="ce2" office:value-type="string" calcext:value-type="string">
            <text:p><text:a xlink:href="http://www.buddhabatikamun.gov.np/ne" xlink:type="simple">http://www.buddhabatik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दकोट</text:p>
          </table:table-cell>
          <table:table-cell table:style-name="ce2" office:value-type="string" calcext:value-type="string">
            <text:p><text:a xlink:href="http://bedkotmun.gov.np/ne" xlink:type="simple">http://bedko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नी</text:p>
          </table:table-cell>
          <table:table-cell table:style-name="ce2" office:value-type="string" calcext:value-type="string">
            <text:p><text:a xlink:href="http://www.benimun.gov.np/ne" xlink:type="simple">http://www.be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लवारी</text:p>
          </table:table-cell>
          <table:table-cell table:style-name="ce2" office:value-type="string" calcext:value-type="string">
            <text:p><text:a xlink:href="http://www.belbarimun.gov.np/ne" xlink:type="simple">http://www.belb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लौरी</text:p>
          </table:table-cell>
          <table:table-cell table:style-name="ce2" office:value-type="string" calcext:value-type="string">
            <text:p><text:a xlink:href="http://www.belaurimun.gov.np/ne" xlink:type="simple">http://www.belau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ल्टार बसाहा</text:p>
          </table:table-cell>
          <table:table-cell table:style-name="ce2" office:value-type="string" calcext:value-type="string">
            <text:p><text:a xlink:href="http://www.beltarbasaahamun.gov.np/ne" xlink:type="simple">http://www.beltarbasaa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शीसहर</text:p>
          </table:table-cell>
          <table:table-cell table:style-name="ce2" office:value-type="string" calcext:value-type="string">
            <text:p><text:a xlink:href="http://www.besishaharmun.gov.np/ne" xlink:type="simple">http://www.besishah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जनीत्रिशक्ति</text:p>
          </table:table-cell>
          <table:table-cell table:style-name="ce2" office:value-type="string" calcext:value-type="string">
            <text:p><text:a xlink:href="http://www.bhajanitrishaktimun.gov.np/ne" xlink:type="simple">http://www.bhajanitrishakt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द्रपुर</text:p>
          </table:table-cell>
          <table:table-cell table:style-name="ce2" office:value-type="string" calcext:value-type="string">
            <text:p><text:a xlink:href="http://bhadrapur.municipality.gov.np/ne" xlink:type="simple">http://bhadrapur.municipality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रतपुर</text:p>
          </table:table-cell>
          <table:table-cell table:style-name="ce2" office:value-type="string" calcext:value-type="string">
            <text:p><text:a xlink:href="http://bharatpur.municipality.gov.np/?language=ne" xlink:type="simple">http://bharatpur.municipality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ानु</text:p>
          </table:table-cell>
          <table:table-cell table:style-name="ce2" office:value-type="string" calcext:value-type="string">
            <text:p><text:a xlink:href="http://bhanumun.gov.np/ne" xlink:type="simple">http://bhanu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िमेश्वर</text:p>
          </table:table-cell>
          <table:table-cell table:style-name="ce2" office:value-type="string" calcext:value-type="string">
            <text:p><text:a xlink:href="http://bhimeshwormun.gov.np/ne" xlink:type="simple">http://bhimeshwo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ीमदत्त</text:p>
          </table:table-cell>
          <table:table-cell table:style-name="ce2" office:value-type="string" calcext:value-type="string">
            <text:p><text:a xlink:href="http://bheemdattamun.gov.np/ne" xlink:type="simple">http://bheemdatt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ीर्कोट</text:p>
          </table:table-cell>
          <table:table-cell table:style-name="ce2" office:value-type="string" calcext:value-type="string">
            <text:p><text:a xlink:href="http://bheerkotmun.gov.np/ne" xlink:type="simple">http://bheerko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ृकुटी</text:p>
          </table:table-cell>
          <table:table-cell table:style-name="ce2" office:value-type="string" calcext:value-type="string">
            <text:p><text:a xlink:href="http://bhrikutimun.gov.np/ne" xlink:type="simple">http://bhrikut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ेरीगंगा</text:p>
          </table:table-cell>
          <table:table-cell table:style-name="ce2" office:value-type="string" calcext:value-type="string">
            <text:p><text:a xlink:href="http://www.bherigangamun.gov.np/" xlink:type="simple">http://www.bheriganga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ेरीमलिका</text:p>
          </table:table-cell>
          <table:table-cell table:style-name="ce2" office:value-type="string" calcext:value-type="string">
            <text:p><text:a xlink:href="http://bherimalikamun.gov.np/ne" xlink:type="simple">http://bherimalik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ोजपुर</text:p>
          </table:table-cell>
          <table:table-cell table:style-name="ce2" office:value-type="string" calcext:value-type="string">
            <text:p><text:a xlink:href="http://www.bhojpurmun.gov.np/ne" xlink:type="simple">http://www.bhoj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ंगलसेन</text:p>
          </table:table-cell>
          <table:table-cell table:style-name="ce2" office:value-type="string" calcext:value-type="string">
            <text:p><text:a xlink:href="http://www.mangalsenmun.gov.np/ne" xlink:type="simple">http://www.mangalse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ध्यनेपाल</text:p>
          </table:table-cell>
          <table:table-cell table:style-name="ce2" office:value-type="string" calcext:value-type="string">
            <text:p><text:a xlink:href="http://madhyanepalmun.gov.np/ne" xlink:type="simple">http://madhyanepal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ध्यबिन्दु</text:p>
          </table:table-cell>
          <table:table-cell table:style-name="ce2" office:value-type="string" calcext:value-type="string">
            <text:p><text:a xlink:href="http://madhyabindumun.gov.np/ne" xlink:type="simple">http://madhyabindu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न्थली</text:p>
          </table:table-cell>
          <table:table-cell table:style-name="ce2" office:value-type="string" calcext:value-type="string">
            <text:p><text:a xlink:href="http://www.manthalimun.gov.np/ne" xlink:type="simple">http://www.manthal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लङ्गवा</text:p>
          </table:table-cell>
          <table:table-cell table:style-name="ce2" office:value-type="string" calcext:value-type="string">
            <text:p><text:a xlink:href="http://malangwamun.gov.np/" xlink:type="simple">http://malangwa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हागढीमाई</text:p>
          </table:table-cell>
          <table:table-cell table:style-name="ce2" office:value-type="string" calcext:value-type="string">
            <text:p><text:a xlink:href="http://www.mahagadimaimun.gov.np/ne" xlink:type="simple">http://www.mahagadim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हामञ्जुश्री नगरकोट</text:p>
          </table:table-cell>
          <table:table-cell table:style-name="ce2" office:value-type="string" calcext:value-type="string">
            <text:p><text:a xlink:href="http://www.mahamanjushreenagarkotmun.gov.np/ne" xlink:type="simple">http://www.mahamanjushreenagarko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हालक्ष्मी</text:p>
          </table:table-cell>
          <table:table-cell table:style-name="ce2" office:value-type="string" calcext:value-type="string">
            <text:p><text:a xlink:href="http://www.mahalaxmimun.gov.np/ne" xlink:type="simple">http://www.mahalaxm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ाडी</text:p>
          </table:table-cell>
          <table:table-cell table:style-name="ce2" office:value-type="string" calcext:value-type="string">
            <text:p><text:a xlink:href="http://www.maddimun.gov.np/ne" xlink:type="simple">http://www.mad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ादि</text:p>
          </table:table-cell>
          <table:table-cell table:style-name="ce2" office:value-type="string" calcext:value-type="string">
            <text:p><text:a xlink:href="http://www.madimun.gov.np/ne" xlink:type="simple">http://www.ma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िथिला</text:p>
          </table:table-cell>
          <table:table-cell table:style-name="ce2" office:value-type="string" calcext:value-type="string">
            <text:p><text:a xlink:href="http://www.mithilamun.gov.np/ne" xlink:type="simple">http://www.mithil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िर्चैया</text:p>
          </table:table-cell>
          <table:table-cell table:style-name="ce2" office:value-type="string" calcext:value-type="string">
            <text:p><text:a xlink:href="http://www.mirchaiyamun.gov.np/ne" xlink:type="simple">http://www.mirchaiy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ुसिकोट</text:p>
          </table:table-cell>
          <table:table-cell table:style-name="ce2" office:value-type="string" calcext:value-type="string">
            <text:p><text:a xlink:href="http://www.musikotmun.gov.np/ne" xlink:type="simple">http://www.musiko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ेचीनगर</text:p>
          </table:table-cell>
          <table:table-cell table:style-name="ce2" office:value-type="string" calcext:value-type="string">
            <text:p><text:a xlink:href="http://mechinagarmun.gov.np/ne" xlink:type="simple">http://mechinag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ेलम्ची</text:p>
          </table:table-cell>
          <table:table-cell table:style-name="ce2" office:value-type="string" calcext:value-type="string">
            <text:p><text:a xlink:href="http://www.melamchimun.gov.np/ne" xlink:type="simple">http://www.melamch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्याङ्लुङ</text:p>
          </table:table-cell>
          <table:table-cell table:style-name="ce2" office:value-type="string" calcext:value-type="string">
            <text:p><text:a xlink:href="http://www.myanglungmun.gov.np/ne" xlink:type="simple">http://www.myanglung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ंगेली</text:p>
          </table:table-cell>
          <table:table-cell table:style-name="ce2" office:value-type="string" calcext:value-type="string">
            <text:p><text:a xlink:href="http://www.rangelimun.gov.np/ne" xlink:type="simple">http://www.rangel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ईनास</text:p>
          </table:table-cell>
          <table:table-cell table:style-name="ce2" office:value-type="string" calcext:value-type="string">
            <text:p><text:a xlink:href="http://rainasmun.gov.np/ne" xlink:type="simple">http://rainas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जविराज</text:p>
          </table:table-cell>
          <table:table-cell table:style-name="ce2" office:value-type="string" calcext:value-type="string">
            <text:p><text:a xlink:href="http://rajbiraj.municipality.gov.np/ne" xlink:type="simple">http://rajbiraj.municipality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जापुर</text:p>
          </table:table-cell>
          <table:table-cell table:style-name="ce2" office:value-type="string" calcext:value-type="string">
            <text:p><text:a xlink:href="http://www.rajapurmun.gov.np/ne" xlink:type="simple">http://www.raja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प्ती</text:p>
          </table:table-cell>
          <table:table-cell table:style-name="ce2" office:value-type="string" calcext:value-type="string">
            <text:p><text:a xlink:href="http://raptimun.gov.np/ne" xlink:type="simple">http://rapt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मग्राम</text:p>
          </table:table-cell>
          <table:table-cell table:style-name="ce2" office:value-type="string" calcext:value-type="string">
            <text:p><text:a xlink:href="http://ramgrammun.gov.np/?language=ne" xlink:type="simple">http://ramgram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मधुनीभाषी</text:p>
          </table:table-cell>
          <table:table-cell table:style-name="ce2" office:value-type="string" calcext:value-type="string">
            <text:p><text:a xlink:href="http://www.ramdhunibhasimun.gov.np/ne" xlink:type="simple">http://www.ramdhunibhas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मपुर</text:p>
          </table:table-cell>
          <table:table-cell table:style-name="ce2" office:value-type="string" calcext:value-type="string">
            <text:p><text:a xlink:href="http://www.rampurmun.gov.np/ne" xlink:type="simple">http://www.ram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मेछाप</text:p>
          </table:table-cell>
          <table:table-cell table:style-name="ce2" office:value-type="string" calcext:value-type="string">
            <text:p><text:a xlink:href="http://www.ramechhapmun.gov.np/ne" xlink:type="simple">http://www.ramechhap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ेसुङ्गा</text:p>
          </table:table-cell>
          <table:table-cell table:style-name="ce2" office:value-type="string" calcext:value-type="string">
            <text:p><text:a xlink:href="http://www.resungamun.gov.np/ne" xlink:type="simple">http://www.resung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मही</text:p>
          </table:table-cell>
          <table:table-cell table:style-name="ce2" office:value-type="string" calcext:value-type="string">
            <text:p><text:a xlink:href="http://www.lamahimun.gov.np/ne" xlink:type="simple">http://www.lamah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म्की चुहा</text:p>
          </table:table-cell>
          <table:table-cell table:style-name="ce2" office:value-type="string" calcext:value-type="string">
            <text:p><text:a xlink:href="http://www.lamkichuhamun.gov.np/ne" xlink:type="simple">http://www.lamkichu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लितपुर</text:p>
          </table:table-cell>
          <table:table-cell table:style-name="ce2" office:value-type="string" calcext:value-type="string">
            <text:p><text:a xlink:href="http://lalitpurmun.gov.np/" xlink:type="simple">http://lalitpu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हान</text:p>
          </table:table-cell>
          <table:table-cell table:style-name="ce2" office:value-type="string" calcext:value-type="string">
            <text:p><text:a xlink:href="http://lahanmun.gov.np/ne" xlink:type="simple">http://lah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ालबन्दी</text:p>
          </table:table-cell>
          <table:table-cell table:style-name="ce2" office:value-type="string" calcext:value-type="string">
            <text:p><text:a xlink:href="http://www.laalbandimun.gov.np/ne" xlink:type="simple">http://www.laalban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ालीगुराँस</text:p>
          </table:table-cell>
          <table:table-cell table:style-name="ce2" office:value-type="string" calcext:value-type="string">
            <text:p><text:a xlink:href="http://laliguransmun.gov.np/ne" xlink:type="simple">http://laligurans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िबांग</text:p>
          </table:table-cell>
          <table:table-cell table:style-name="ce2" office:value-type="string" calcext:value-type="string">
            <text:p><text:a xlink:href="http://www.libangmun.gov.np/ne" xlink:type="simple">http://www.libang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ेखनाथ</text:p>
          </table:table-cell>
          <table:table-cell table:style-name="ce2" office:value-type="string" calcext:value-type="string">
            <text:p><text:a xlink:href="http://lekhnathmun.gov.np/?language=ne" xlink:type="simple">http://lekhnath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ेतांग भोगटेनी</text:p>
          </table:table-cell>
          <table:table-cell table:style-name="ce2" office:value-type="string" calcext:value-type="string">
            <text:p><text:a xlink:href="http://www.letangbhogatenimun.gov.np/ne" xlink:type="simple">http://www.letangbhogate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ालिङ</text:p>
          </table:table-cell>
          <table:table-cell table:style-name="ce2" office:value-type="string" calcext:value-type="string">
            <text:p><text:a xlink:href="http://walingmun.gov.np/?language=ne" xlink:type="simple">http://waling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िराटनगर</text:p>
          </table:table-cell>
          <table:table-cell table:style-name="ce2" office:value-type="string" calcext:value-type="string">
            <text:p><text:a xlink:href="http://biratnagarmun.gov.np/ne" xlink:type="simple">http://biratnag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ीरगंज</text:p>
          </table:table-cell>
          <table:table-cell table:style-name="ce2" office:value-type="string" calcext:value-type="string">
            <text:p><text:a xlink:href="http://birgunjmun.gov.np/" xlink:type="simple">http://birgunj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ीरेन्द्रनगर</text:p>
          </table:table-cell>
          <table:table-cell table:style-name="ce2" office:value-type="string" calcext:value-type="string">
            <text:p><text:a xlink:href="http://birendranagarmun.gov.np/" xlink:type="simple">http://birendranaga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ेलडाँडी</text:p>
          </table:table-cell>
          <table:table-cell table:style-name="ce2" office:value-type="string" calcext:value-type="string">
            <text:p><text:a xlink:href="http://beldandimun.gov.np/ne" xlink:type="simple">http://beldan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्यास</text:p>
          </table:table-cell>
          <table:table-cell table:style-name="ce2" office:value-type="string" calcext:value-type="string">
            <text:p><text:a xlink:href="http://vyasmun.gov.np/" xlink:type="simple">http://vyas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ंखरापुर</text:p>
          </table:table-cell>
          <table:table-cell table:style-name="ce2" office:value-type="string" calcext:value-type="string">
            <text:p><text:a xlink:href="http://www.shankharapurmun.gov.np/ne" xlink:type="simple">http://www.shankhara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म्भुनाथ</text:p>
          </table:table-cell>
          <table:table-cell table:style-name="ce2" office:value-type="string" calcext:value-type="string">
            <text:p><text:a xlink:href="http://www.shambhunathmun.gov.np/ne" xlink:type="simple">http://www.shambhunath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ानीअर्जुन</text:p>
          </table:table-cell>
          <table:table-cell table:style-name="ce2" office:value-type="string" calcext:value-type="string">
            <text:p><text:a xlink:href="http://www.shaniarjunmun.gov.np/ne" xlink:type="simple">http://www.shaniarju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ारदा</text:p>
          </table:table-cell>
          <table:table-cell table:style-name="ce2" office:value-type="string" calcext:value-type="string">
            <text:p><text:a xlink:href="http://www.shaaradamun.gov.np/ne" xlink:type="simple">http://www.shaarad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िवराज</text:p>
          </table:table-cell>
          <table:table-cell table:style-name="ce2" office:value-type="string" calcext:value-type="string">
            <text:p><text:a xlink:href="http://www.shivarajmun.gov.np/ne" xlink:type="simple">http://www.shivaraj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िवसताक्षी</text:p>
          </table:table-cell>
          <table:table-cell table:style-name="ce2" office:value-type="string" calcext:value-type="string">
            <text:p><text:a xlink:href="http://www.shivasataximun.gov.np/ne" xlink:type="simple">http://www.shivasatax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ुक्ला गण्डकी</text:p>
          </table:table-cell>
          <table:table-cell table:style-name="ce2" office:value-type="string" calcext:value-type="string">
            <text:p><text:a xlink:href="http://www.shuklagandakimun.gov.np/ne" xlink:type="simple">http://www.shuklagandak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ुभाघाट गंगामाला</text:p>
          </table:table-cell>
          <table:table-cell table:style-name="ce2" office:value-type="string" calcext:value-type="string">
            <text:p><text:a xlink:href="http://shubhaghatgangamalamun.gov.np/ne" xlink:type="simple">http://shubhaghatgangamal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षडानन्द</text:p>
          </table:table-cell>
          <table:table-cell table:style-name="ce2" office:value-type="string" calcext:value-type="string">
            <text:p><text:a xlink:href="http://www.shadanandmun.gov.np/ne" xlink:type="simple">http://www.shadanand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प्तकोशी</text:p>
          </table:table-cell>
          <table:table-cell table:style-name="ce2" office:value-type="string" calcext:value-type="string">
            <text:p><text:a xlink:href="http://www.saptakoshimun.gov.np/ne" xlink:type="simple">http://www.saptakosh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बैला</text:p>
          </table:table-cell>
          <table:table-cell table:style-name="ce2" office:value-type="string" calcext:value-type="string">
            <text:p><text:a xlink:href="http://www.sabailamun.gov.np/ne" xlink:type="simple">http://www.sabail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ाँफेबगर</text:p>
          </table:table-cell>
          <table:table-cell table:style-name="ce2" office:value-type="string" calcext:value-type="string">
            <text:p><text:a xlink:href="http://www.sanfebagarmun.gov.np/ne" xlink:type="simple">http://www.sanfebag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ानोश्रीताराताल</text:p>
          </table:table-cell>
          <table:table-cell table:style-name="ce2" office:value-type="string" calcext:value-type="string">
            <text:p><text:a xlink:href="http://www.sanoshreetaratalmun.gov.np/ne" xlink:type="simple">http://www.sanoshreetaratal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िद्धार्थनगर</text:p>
          </table:table-cell>
          <table:table-cell table:style-name="ce2" office:value-type="string" calcext:value-type="string">
            <text:p><text:a xlink:href="http://siddharthanagarmun.gov.np/?language=ne" xlink:type="simple">http://siddharthanagar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िद्धीचरण</text:p>
          </table:table-cell>
          <table:table-cell table:style-name="ce2" office:value-type="string" calcext:value-type="string">
            <text:p><text:a xlink:href="http://www.siddhicharanmun.gov.np/ne" xlink:type="simple">http://www.siddhichar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िम्रोनगढ</text:p>
          </table:table-cell>
          <table:table-cell table:style-name="ce2" office:value-type="string" calcext:value-type="string">
            <text:p><text:a xlink:href="http://www.simraungadhmun.gov.np/ne" xlink:type="simple">http://www.simraungadh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िरहा</text:p>
          </table:table-cell>
          <table:table-cell table:style-name="ce2" office:value-type="string" calcext:value-type="string">
            <text:p><text:a xlink:href="http://sirahamun.gov.np/ne" xlink:type="simple">http://sira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खिपुर</text:p>
          </table:table-cell>
          <table:table-cell table:style-name="ce2" office:value-type="string" calcext:value-type="string">
            <text:p><text:a xlink:href="http://sukhipurmun.gov.np/ne" xlink:type="simple">http://sukhi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नवल</text:p>
          </table:table-cell>
          <table:table-cell table:style-name="ce2" office:value-type="string" calcext:value-type="string">
            <text:p><text:a xlink:href="http://www.sunwalmun.gov.np/ne" xlink:type="simple">http://www.sunwal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न्दर दुलारी</text:p>
          </table:table-cell>
          <table:table-cell table:style-name="ce2" office:value-type="string" calcext:value-type="string">
            <text:p><text:a xlink:href="http://www.sundardularimun.gov.np/ne" xlink:type="simple">http://www.sundardul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न्दरबजार</text:p>
          </table:table-cell>
          <table:table-cell table:style-name="ce2" office:value-type="string" calcext:value-type="string">
            <text:p><text:a xlink:href="http://www.sundarbazarmun.gov.np/ne" xlink:type="simple">http://www.sundarbaz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र्यविनायक</text:p>
          </table:table-cell>
          <table:table-cell table:style-name="ce2" office:value-type="string" calcext:value-type="string">
            <text:p><text:a xlink:href="http://www.suryabinayakmun.gov.np/ne" xlink:type="simple">http://www.suryabinayak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र्यविनायक</text:p>
          </table:table-cell>
          <table:table-cell table:style-name="ce2" office:value-type="string" calcext:value-type="string">
            <text:p><text:a xlink:href="http://www.suryabinayakmun.gov.np/ne" xlink:type="simple">http://www.suryabinayak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र्योदय</text:p>
          </table:table-cell>
          <table:table-cell table:style-name="ce2" office:value-type="string" calcext:value-type="string">
            <text:p><text:a xlink:href="http://www.suryodayamun.gov.np/ne" xlink:type="simple">http://www.suryoday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ैना मैना</text:p>
          </table:table-cell>
          <table:table-cell table:style-name="ce2" office:value-type="string" calcext:value-type="string">
            <text:p><text:a xlink:href="http://www.sainamainamun.gov.np/ne" xlink:type="simple">http://www.sainamain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हनुमाननगर योगिनिमाई</text:p>
          </table:table-cell>
          <table:table-cell table:style-name="ce2" office:value-type="string" calcext:value-type="string">
            <text:p><text:a xlink:href="http://hanumannagaryoginimaimun.gov.np/ne" xlink:type="simple">http://hanumannagaryoginim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हेटौडा</text:p>
          </table:table-cell>
          <table:table-cell table:style-name="ce2" office:value-type="string" calcext:value-type="string">
            <text:p><text:a xlink:href="http://hetaudamun.gov.np/?language=ne" xlink:type="simple">http://hetaudamun.gov.np/?language=ne</text:a></text:p>
          </table:table-cell>
          <table:table-cell table:number-columns-repeated="1022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4" meta:object-count="0"/>
    <meta:generator>LibreOfficeDev/5.1.0.3$Linux_X86_64 LibreOffice_project/</meta:generator>
  </office:meta>
</office:document-meta>
</file>